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kills and competences acquired in February-October 2017</text:h>
      <text:p text:style-name="P2">Alexis Roche</text:p>
      <text:p text:style-name="Standard"/>
      <text:p text:style-name="Standard"/>
      <text:list xml:id="list4950085616820615842" text:style-name="L1">
        <text:list-item>
          <text:p text:style-name="P1">Food image segmentation algorithms: implementation in Python/C and experimental evaluation. </text:p>
        </text:list-item>
        <text:list-item>
          <text:p text:style-name="P1">Content-based image indexing: implementation in Python for automated food recognition.</text:p>
        </text:list-item>
        <text:list-item>
          <text:p text:style-name="P1">Decision tree-based classification: training using the Scikit Learn library, automatic code generation for use in C/C++ libraries. </text:p>
        </text:list-item>
        <text:list-item>
          <text:p text:style-name="P1">Deep learning methods for advanced pattern recognition: theoretical aspects.</text:p>
        </text:list-item>
        <text:list-item>
          <text:p text:style-name="P1">Implementation of TCP/IP client-server protocol in Pyth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is Roche</meta:initial-creator>
    <meta:creation-date>2017-10-16T10:34:02</meta:creation-date>
    <meta:generator>OpenOffice/4.1.3$Unix OpenOffice.org_project/413m1$Build-9783</meta:generator>
    <dc:date>2017-10-16T17:35:26</dc:date>
    <dc:creator>Alexis Roche</dc:creator>
    <meta:editing-duration>PT4H21M10S</meta:editing-duration>
    <meta:editing-cycles>13</meta:editing-cycles>
    <meta:document-statistic meta:table-count="0" meta:image-count="0" meta:object-count="0" meta:page-count="1" meta:paragraph-count="7" meta:word-count="67" meta:character-count="516"/>
  </office:meta>
</office:document-meta>
</file>